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Základnítext" style:family="paragraph">
      <style:paragraph-properties fo:margin-left="0.1972in" fo:text-indent="-0.1972in">
        <style:tab-stops/>
      </style:paragraph-properties>
    </style:style>
    <style:style style:name="T19" style:parent-style-name="Standardnípísmoodstavce" style:family="text">
      <style:text-properties fo:font-weight="bold" style:font-weight-asian="bold" fo:color="#008576" fo:font-size="12pt" style:font-size-asian="12pt" style:font-size-complex="13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36/2021<text:bookmark-end text:name="Text14"/></text:p>
            <text:p text:style-name="Normální">KVOP-21610/2021<text:bookmark-end text:name="Text2"/></text:p>
            <text:p text:style-name="Normální"><text:bookmark-start text:name="Text6"/>18. 05. 2021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bookmark-end text:name="Text7"/>Vážená paní<text:s/></text:p>
            <text:p text:style-name="Normální">Mgr.<text:s/>M. H.</text:p>
            <text:p text:style-name="Normální"><text:bookmark-start text:name="Text8"/><text:s text:c="5"/><text:bookmark-end text:name="Text8"/></text:p>
            <text:p text:style-name="Normální"/>
            <text:p text:style-name="Normální"/>
            <text:p text:style-name="Normální"/>
            <text:p text:style-name="Normální"/>
            <text:p text:style-name="P17">ID<text:s/>DS:<text:s/></text:p>
            <text:p text:style-name="Normální"/>
            <text:p text:style-name="Normální"/>
          </table:table-cell>
        </table:table-row>
      </table:table>
      <text:h text:style-name="Nadpis1" text:outline-level="1">Sdělení o poskytnutí informace podle zákona č. 106/1999 Sb., o svobodném přístupu k informacím, ve znění pozdějších předpisů</text:h>
      <text:p text:style-name="Základnítext">Vážená paní magistro,</text:p>
      <text:p text:style-name="Základnítext">dne 17. května 2021 byla do Kanceláře veřejného ochránce práv doručena Vaše žádost, podaná prostřednictvím právního zástupce<text:s/>F. B. A., s.r.o.,<text:s/>xxx<text:s/>podle zákona o svobodném přístupu k informacím, kterou<text:s/><text:span text:style-name="Silné">žádáte následující informace</text:span>:</text:p>
      <text:list text:style-name="LFO3_1" text:continue-numbering="true">
        <text:list-item>
          <text:p text:style-name="P18">poskytnutí dopisu obce A.<text:s/>ze dne 15. 3. 2021, č. j. OÚA/354/2021/taj., včetně jeho případných příloh.</text:p>
        </text:list-item>
      </text:list>
      <text:p text:style-name="Základnítext">K Vaší žádosti<text:s/><text:span text:style-name="Silné">poskytuji následující informace</text:span>:</text:p>
      <text:p text:style-name="Základnítext">Dopis obce A.<text:s/>ze dne 15. 3. 2021, č. j. OÚA/354/2021/taj., včetně všech příloh.</text:p>
      <text:p text:style-name="podpis"/>
      <text:p text:style-name="podpis"/>
      <text:p text:style-name="podpis"/>
      <text:p text:style-name="podpis"/>
      <text:p text:style-name="podpis">JUDr. Pavel Pořízek, Ph.D. v. r.</text:p>
      <text:p text:style-name="podpis">vedoucí Kanceláře veřejného ochránce práv</text:p>
      <text:p text:style-name="podpis">(podepsáno elektronicky)</text:p>
      <text:p text:style-name="Základnítext"/>
      <text:p text:style-name="Základnítext"><text:span text:style-name="T19">2 přílohy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E4FB*</text:span></text:p>
        <text:p text:style-name="P12"><text:span text:style-name="T13">KVOPX00BE4FB</text:span>KVOPX00BE4FB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1-06-29T10:04:00Z</meta:creation-date>
    <dc:date>2021-06-29T10:19:00Z</dc:date>
    <meta:print-date>2016-06-27T07:08:00Z</meta:print-date>
    <meta:template xlink:href="KVOP_dopis%20vedoucího" xlink:type="simple"/>
    <meta:editing-cycles>4</meta:editing-cycles>
    <meta:editing-duration>PT180S</meta:editing-duration>
    <meta:user-defined meta:name="ContentTypeId">0x010100D3A71DC738674B4893D02C4CA0E22FAC</meta:user-defined>
    <meta:document-statistic meta:page-count="1" meta:paragraph-count="1" meta:word-count="123" meta:character-count="854" meta:row-count="6" meta:non-whitespace-character-count="732"/>
  </office:meta>
</office:document-meta>
</file>